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c04a" officeooo:paragraph-rsid="0010c04a"/>
    </style:style>
    <style:style style:name="P2" style:family="paragraph" style:parent-style-name="Standard">
      <style:text-properties fo:font-weight="bold" officeooo:rsid="0010c04a" officeooo:paragraph-rsid="0010c04a" style:font-weight-asian="bold" style:font-weight-complex="bold"/>
    </style:style>
    <style:style style:name="P3" style:family="paragraph" style:parent-style-name="Standard">
      <style:text-properties fo:font-weight="normal" officeooo:rsid="0010c04a" officeooo:paragraph-rsid="0010c04a" style:font-weight-asian="normal" style:font-weight-complex="normal"/>
    </style:style>
    <style:style style:name="P4" style:family="paragraph" style:parent-style-name="Standard">
      <style:text-properties fo:font-weight="normal" officeooo:rsid="0012a0c4" officeooo:paragraph-rsid="0012a0c4" style:font-weight-asian="normal" style:font-weight-complex="normal"/>
    </style:style>
    <style:style style:name="P5" style:family="paragraph" style:parent-style-name="Standard">
      <style:text-properties fo:font-style="normal" fo:font-weight="normal" officeooo:rsid="0012a0c4" officeooo:paragraph-rsid="0012a0c4" style:font-style-asian="normal" style:font-weight-asian="normal" style:font-style-complex="normal" style:font-weight-complex="normal"/>
    </style:style>
    <style:style style:name="P6" style:family="paragraph" style:parent-style-name="Standard">
      <style:text-properties fo:font-style="normal" fo:font-weight="normal" officeooo:rsid="00148167" officeooo:paragraph-rsid="00148167" style:font-style-asian="normal" style:font-weight-asian="normal" style:font-style-complex="normal" style:font-weight-complex="normal"/>
    </style:style>
    <style:style style:name="P7" style:family="paragraph" style:parent-style-name="Standard">
      <style:text-properties fo:font-style="normal" fo:font-weight="normal" officeooo:rsid="00148167" officeooo:paragraph-rsid="00272d41" style:font-style-asian="normal" style:font-weight-asian="normal" style:font-style-complex="normal" style:font-weight-complex="normal"/>
    </style:style>
    <style:style style:name="P8" style:family="paragraph" style:parent-style-name="Standard">
      <style:text-properties fo:font-style="normal" fo:font-weight="normal" officeooo:rsid="00148167" officeooo:paragraph-rsid="0027b6fe" style:font-style-asian="normal" style:font-weight-asian="normal" style:font-style-complex="normal" style:font-weight-complex="normal"/>
    </style:style>
    <style:style style:name="P9" style:family="paragraph" style:parent-style-name="Standard">
      <style:text-properties fo:font-style="normal" fo:font-weight="normal" officeooo:rsid="00272d41" officeooo:paragraph-rsid="00272d41" style:font-style-asian="normal" style:font-weight-asian="normal" style:font-style-complex="normal" style:font-weight-complex="normal"/>
    </style:style>
    <style:style style:name="P10" style:family="paragraph" style:parent-style-name="Standard">
      <style:text-properties fo:font-style="normal" fo:font-weight="normal" officeooo:rsid="00272d41" officeooo:paragraph-rsid="0027b6fe" style:font-style-asian="normal" style:font-weight-asian="normal" style:font-style-complex="normal" style:font-weight-complex="normal"/>
    </style:style>
    <style:style style:name="P11" style:family="paragraph" style:parent-style-name="Standard">
      <style:text-properties fo:font-style="normal" fo:font-weight="bold" officeooo:rsid="00148167" officeooo:paragraph-rsid="00148167" style:font-style-asian="normal" style:font-weight-asian="bold" style:font-style-complex="normal" style:font-weight-complex="bold"/>
    </style:style>
    <style:style style:name="P12" style:family="paragraph" style:parent-style-name="Standard">
      <style:text-properties officeooo:paragraph-rsid="0018a2e0"/>
    </style:style>
    <style:style style:name="P13" style:family="paragraph" style:parent-style-name="Standard">
      <style:text-properties officeooo:paragraph-rsid="001acd18"/>
    </style:style>
    <style:style style:name="P14" style:family="paragraph" style:parent-style-name="Standard">
      <style:text-properties officeooo:paragraph-rsid="001c2f8f"/>
    </style:style>
    <style:style style:name="P15" style:family="paragraph" style:parent-style-name="Standard">
      <style:text-properties officeooo:paragraph-rsid="001cf42d"/>
    </style:style>
    <style:style style:name="P16" style:family="paragraph" style:parent-style-name="Standard">
      <style:text-properties officeooo:rsid="001ef003" officeooo:paragraph-rsid="001ef003"/>
    </style:style>
    <style:style style:name="P17" style:family="paragraph" style:parent-style-name="Standard">
      <style:text-properties officeooo:rsid="001ff73b" officeooo:paragraph-rsid="001ff73b"/>
    </style:style>
    <style:style style:name="P18" style:family="paragraph" style:parent-style-name="Standard">
      <style:text-properties officeooo:rsid="001ff73b" officeooo:paragraph-rsid="00231e53"/>
    </style:style>
    <style:style style:name="P19" style:family="paragraph" style:parent-style-name="Standard">
      <style:text-properties officeooo:rsid="001ff73b" officeooo:paragraph-rsid="0023ec02"/>
    </style:style>
    <style:style style:name="P20" style:family="paragraph" style:parent-style-name="Standard">
      <style:text-properties officeooo:rsid="0026d16d" officeooo:paragraph-rsid="0026d16d"/>
    </style:style>
    <style:style style:name="P21" style:family="paragraph" style:parent-style-name="Standard">
      <style:text-properties officeooo:rsid="00272d41" officeooo:paragraph-rsid="00272d41"/>
    </style:style>
    <style:style style:name="P22" style:family="paragraph" style:parent-style-name="Text_20_body">
      <style:text-properties officeooo:paragraph-rsid="0026d16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632f1" style:font-style-asian="italic" style:font-style-complex="italic"/>
    </style:style>
    <style:style style:name="T4" style:family="text">
      <style:text-properties fo:font-style="italic" officeooo:rsid="001800e8" style:font-style-asian="italic" style:font-style-complex="italic"/>
    </style:style>
    <style:style style:name="T5" style:family="text">
      <style:text-properties fo:font-style="italic" officeooo:rsid="0026d16d"/>
    </style:style>
    <style:style style:name="T6" style:family="text">
      <style:text-properties fo:font-style="normal" style:font-style-asian="normal" style:font-style-complex="normal"/>
    </style:style>
    <style:style style:name="T7" style:family="text">
      <style:text-properties fo:font-style="normal" officeooo:rsid="001800e8"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8a2e0" style:font-style-asian="normal" style:font-weight-asian="normal" style:font-style-complex="normal" style:font-weight-complex="normal"/>
    </style:style>
    <style:style style:name="T10" style:family="text">
      <style:text-properties fo:font-style="normal" fo:font-weight="normal" officeooo:rsid="0019e12e" style:font-style-asian="normal" style:font-weight-asian="normal" style:font-style-complex="normal" style:font-weight-complex="normal"/>
    </style:style>
    <style:style style:name="T11" style:family="text">
      <style:text-properties fo:font-style="normal" fo:font-weight="normal" officeooo:rsid="001acd18" style:font-style-asian="normal" style:font-weight-asian="normal" style:font-style-complex="normal" style:font-weight-complex="normal"/>
    </style:style>
    <style:style style:name="T12" style:family="text">
      <style:text-properties fo:font-style="normal" fo:font-weight="normal" officeooo:rsid="001c2f8f" style:font-style-asian="normal" style:font-weight-asian="normal" style:font-style-complex="normal" style:font-weight-complex="normal"/>
    </style:style>
    <style:style style:name="T13" style:family="text">
      <style:text-properties fo:font-style="normal" fo:font-weight="normal" officeooo:rsid="001cf42d" style:font-style-asian="normal" style:font-weight-asian="normal" style:font-style-complex="normal" style:font-weight-complex="normal"/>
    </style:style>
    <style:style style:name="T14" style:family="text">
      <style:text-properties fo:font-style="normal" fo:font-weight="normal" officeooo:rsid="001ef003" style:font-style-asian="normal" style:font-weight-asian="normal" style:font-style-complex="normal" style:font-weight-complex="normal"/>
    </style:style>
    <style:style style:name="T15" style:family="text">
      <style:text-properties fo:font-style="normal" fo:font-weight="normal" officeooo:rsid="0021f0d1" style:font-style-asian="normal" style:font-weight-asian="normal" style:font-style-complex="normal" style:font-weight-complex="normal"/>
    </style:style>
    <style:style style:name="T16" style:family="text">
      <style:text-properties fo:font-style="normal" fo:font-weight="normal" officeooo:rsid="00231e53" style:font-style-asian="normal" style:font-weight-asian="normal" style:font-style-complex="normal" style:font-weight-complex="normal"/>
    </style:style>
    <style:style style:name="T17" style:family="text">
      <style:text-properties fo:font-style="normal" fo:font-weight="normal" officeooo:rsid="0023ec02" style:font-style-asian="normal" style:font-weight-asian="normal" style:font-style-complex="normal" style:font-weight-complex="normal"/>
    </style:style>
    <style:style style:name="T18" style:family="text">
      <style:text-properties fo:font-style="normal" fo:font-weight="normal" officeooo:rsid="0025255b" style:font-style-asian="normal" style:font-weight-asian="normal" style:font-style-complex="normal" style:font-weight-complex="normal"/>
    </style:style>
    <style:style style:name="T19" style:family="text">
      <style:text-properties fo:font-style="normal" fo:font-weight="normal" officeooo:rsid="0026d16d" style:font-style-asian="normal" style:font-weight-asian="normal" style:font-style-complex="normal" style:font-weight-complex="normal"/>
    </style:style>
    <style:style style:name="T20" style:family="text">
      <style:text-properties fo:font-style="normal" fo:font-weight="normal" officeooo:rsid="00272d41" style:font-style-asian="normal" style:font-weight-asian="normal" style:font-style-complex="normal" style:font-weight-complex="normal"/>
    </style:style>
    <style:style style:name="T21" style:family="text">
      <style:text-properties officeooo:rsid="001632f1"/>
    </style:style>
    <style:style style:name="T22" style:family="text">
      <style:text-properties officeooo:rsid="001800e8"/>
    </style:style>
    <style:style style:name="T23" style:family="text">
      <style:text-properties officeooo:rsid="0026d16d"/>
    </style:style>
    <style:style style:name="T24" style:family="text">
      <style:text-properties officeooo:rsid="0027b6f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P</text:p>
      <text:p text:style-name="P2">‘<text:span text:style-name="T22">&lt;h4&gt;</text:span>Variabelen<text:span text:style-name="T22">&lt;/h4&gt;’ + </text:span></text:p>
      <text:p text:style-name="P3">‘<text:span text:style-name="T22">&lt;p&gt;</text:span>Wijzig de variabelen waarmee de inkomsten en uitgaven worden berekend door in de menubalk op één van deze variabelen te klikken. In het venster dat verschijnt kunt u middels de pijltjes of de cijfers op het toetsenbord, de waarde veranderen. Wanneer u klikt op <text:span text:style-name="T22">&lt;i&gt;</text:span>bereken<text:span text:style-name="T22">&lt;/i&gt;</text:span>, worden de grafieken geupdate met de door u opgegeven waarde. Wanneer u klikt op <text:span text:style-name="T22">&lt;i&gt;</text:span>reset<text:span text:style-name="T22">&lt;/i&gt;</text:span> worden de grafieken geupdate met de vooraf ingesteld basiswaarde.<text:span text:style-name="T22">&lt;/p&gt;’ +</text:span></text:p>
      <text:p text:style-name="P3"/>
      <text:p text:style-name="P3">‘<text:span text:style-name="T22">&lt;b&gt;</text:span>leeftijd<text:span text:style-name="T22">&lt;/b&gt;</text:span> – wijzig de AOW-gerechtigde leeftijd. Accepteert slechts gehele getallen van 50 tot en met 99.<text:span text:style-name="T22">&lt;br&gt;’ +</text:span></text:p>
      <text:p text:style-name="P3">‘<text:span text:style-name="T22">&lt;b&gt;</text:span>AOW<text:span text:style-name="T22">&lt;/b&gt;</text:span> – wijzig het bedrag dat een AOW-gerechtigde maandelijks ontvangt. Accepteert getallen met twee decimalen van 0 tot 10000.<text:span text:style-name="T22">&lt;br&gt;’ +</text:span></text:p>
      <text:p text:style-name="P3">‘<text:span text:style-name="T22">&lt;b&gt;</text:span>premie<text:span text:style-name="T22">&lt;/b&gt;</text:span> – wijzig het percentage van het inkomen dat betaald moet worden voor de AOW. Accepteert getallen met een enkele decimaal van 0 tot 100.’ <text:span text:style-name="T22">+</text:span></text:p>
      <text:p text:style-name="P3"/>
      <text:p text:style-name="P2">‘<text:span text:style-name="T22">&lt;h4&gt;</text:span>Balans<text:span text:style-name="T22">&lt;/h4&gt;’ +</text:span></text:p>
      <text:p text:style-name="P4">‘<text:span text:style-name="T22">&lt;p&gt;</text:span>Wanneer u met uw muis over de grafiek beweegt, verschijnen rechtsboven de waarden voor het inkomen, de uitgaven en het verschil tussen beiden. Boven de grafiek verschijnt het getoonde jaartal.<text:span text:style-name="T22">&lt;/p&gt;’ +</text:span></text:p>
      <text:p text:style-name="P4"/>
      <text:p text:style-name="P4">‘<text:span text:style-name="T22">&lt;p&gt;</text:span>Met een klik in de grafiek wordt het getoonde jaar voor de grafieken <text:span text:style-name="T22">&lt;i&gt;</text:span><text:span text:style-name="T2">bevolkings piramide</text:span><text:span text:style-name="T4">&lt;/i&gt;</text:span><text:span text:style-name="T2"> </text:span><text:span text:style-name="T6">en </text:span><text:span text:style-name="T7">&lt;i&gt;</text:span><text:span text:style-name="T2">contributie</text:span><text:span text:style-name="T4">&lt;/i&gt;</text:span><text:span text:style-name="T6"> gewijzigde naar het geselecteerde jaartal.</text:span><text:span text:style-name="T7">&lt;/p&gt;’ +</text:span></text:p>
      <text:p text:style-name="P5"/>
      <text:p text:style-name="P11"><text:span text:style-name="T22">‘&lt;h4&gt;</text:span>Bevolkings piramide<text:span text:style-name="T22">&lt;/h4&gt;’ +</text:span></text:p>
      <text:p text:style-name="P6"><text:span text:style-name="T22">‘&lt;p&gt;</text:span>Wanneer u met uw muis over de grafiek beweegt, verschijnt naast de x-as, ter hoogte van de muis, de leeftijd die zich daar bevindt. Rechtsboven verschijnt tegelijk het aantal personen in die leeftijd. <text:span text:style-name="T22">&lt;/p&gt;’ +</text:span></text:p>
      <text:p text:style-name="P6"/>
      <text:p text:style-name="P6">‘<text:span text:style-name="T22">&lt;p&gt;</text:span>Het jaartal waarvoor de bevolkings piramide wordt weergegeven is te zien in de menubalk.<text:span text:style-name="T22">&lt;/p&gt;’ +</text:span></text:p>
      <text:p text:style-name="P6"/>
      <text:p text:style-name="P11">‘<text:span text:style-name="T22">&lt;h4&gt;</text:span>Contributie<text:span text:style-name="T22">&lt;/h4&gt;’ +</text:span></text:p>
      <text:p text:style-name="P6">‘<text:span text:style-name="T22">&lt;p&gt;</text:span>Wanneer u op één van de drie vlakken in de grafiek klikt, verschijnt boven de balk(en) de waarde van de verandering. De bijbehorende eenheid wordt weergegeven op de y-as. Wanneer u opnieuw op hetzelfde vlak klikt, verdwijnen deze waarden.<text:span text:style-name="T22">&lt;/p&gt;’ + </text:span></text:p>
      <text:p text:style-name="P6"/>
      <text:p text:style-name="P6">‘<text:span text:style-name="T22">&lt;p&gt;</text:span>Het jaartal waarvoor de contributie wordt weergegeven is te zien in de menubalk.<text:span text:style-name="T22">&lt;/p&gt;’ +</text:span></text:p>
      <text:p text:style-name="P11"/>
      <text:p text:style-name="P11">‘<text:span text:style-name="T22">&lt;h4&gt;</text:span>Selecteer jaartal<text:span text:style-name="T22">&lt;/h4&gt;’ +</text:span></text:p>
      <text:p text:style-name="P6">‘<text:span text:style-name="T22">&lt;p&gt;</text:span>Wanneer u de slider verschuift zal het getoonde jaartal in de menubalk veranderen en worden tevens de grafieken <text:span text:style-name="T22">&lt;i&gt;</text:span><text:span text:style-name="T2">bevolkings piramide</text:span><text:span text:style-name="T4">&lt;/i&gt;</text:span><text:span text:style-name="T2"> </text:span>en <text:span text:style-name="T22">&lt;i&gt;</text:span><text:span text:style-name="T2">contributie</text:span><text:span text:style-name="T4">&lt;/i&gt;</text:span> gewijzigd.<text:span text:style-name="T22">&lt;/p&gt;’ +</text:span> </text:p>
      <text:p text:style-name="P6"/>
      <text:p text:style-name="P6">‘<text:span text:style-name="T22">&lt;p&gt;</text:span>Wanneer u op de afspeelknop klikt, <text:span text:style-name="T21">wordt iedere seconden het huidige jaartal met één verhoogd en daarmee ook de grafieken &lt;i&gt;</text:span><text:span text:style-name="T3">bevolkings piramide</text:span><text:span text:style-name="T4">&lt;/i&gt;</text:span><text:span text:style-name="T3"> </text:span><text:span text:style-name="T21">en &lt;i&gt;</text:span><text:span text:style-name="T3">contributie</text:span><text:span text:style-name="T4">&lt;/i&gt;</text:span><text:span text:style-name="T21">. Wanneer u vervolgens op de peuzeknop klikt, wordt het updaten gestopt.&lt;/p&gt;’</text:span></text:p>
      <text:p text:style-name="P6"/>
      <text:p text:style-name="P6"/>
      <text:p text:style-name="P12"><text:span text:style-name="T9">INFO ALGEMEEN</text:span></text:p>
      <text:p text:style-name="P12"><text:span text:style-name="T9">‘&lt;h4&gt;Algemene Ouderdomswet&lt;/h4&gt;’ +</text:span></text:p>
      <text:p text:style-name="P12"><text:span text:style-name="T9">‘&lt;p&gt;In 1957 is de Algemene Ouderdomswet (AOW) in werking getreden. Vanaf dat moment had iedereen van 65 jaar en ouder recht op een basisouderdomspensioen. Dit was de eerste brede volksverzekering van Nederland.&lt;/p&gt;’ </text:span><text:span text:style-name="T11">+</text:span></text:p>
      <text:p text:style-name="P13"><text:soft-page-break/><text:span text:style-name="T9">‘&lt;p&gt;Sinds de invoering van de AOW is de Nederlandse bevolking echter flink vergrijsd. </text:span><text:span text:style-name="T10">Toen de AOW in 1956 in werking trad, waren er ongeveer zeven werkenden per AOW-gerichtigde. Op dit moment is deze verhouding vier op één en naar schatting zal dit in 20</text:span><text:span text:style-name="T11">40</text:span><text:span text:style-name="T10"> zijn opgelopen naar een verhouding van maar liefst 2 werkenden per AOW-gerechtigde.</text:span><text:span text:style-name="T11">&lt;/p&gt;’ +</text:span></text:p>
      <text:p text:style-name="P13"><text:span text:style-name="T11">‘&lt;br&gt;&lt;h4&gt;Regels&lt;/h4&gt;’ +</text:span></text:p>
      <text:p text:style-name="P13"><text:span text:style-name="T9">‘</text:span><text:span text:style-name="T11">&lt;p&gt;Tot op heden had iedere Nederlander op zijn of haar 65e recht op een AOW. De hoogte van het AOW hangt</text:span><text:span text:style-name="T9"> </text:span><text:span text:style-name="T11">af het aantal jaren dat je daarvoor in Nederland hebt gewoon. Grofweg houdt dit in dat een persoon in de 50 jaar voorafgaand aan de AOW-leeftijd ieder jaar twee procent van het voltallige AOW bedrag ontvangt, mits deze persoon dat jaar in Nederland heeft gewoond.&lt;/p&gt;’ +</text:span></text:p>
      <text:p text:style-name="P14"><text:span text:style-name="T11">‘&lt;p&gt;Vanaf 1 januari 2017 is het voltallige AOW bedrag bruto €1563,62 voor alleenstaanden en €794,59 voor personen die samenwonen met hun partner of getrouwd zijn.&lt;/p&gt;’ </text:span><text:span text:style-name="T12">+</text:span></text:p>
      <text:p text:style-name="P14"><text:span text:style-name="T11">‘</text:span><text:span text:style-name="T12">&lt;p&gt;Iedere werkende Nederlander staat een deel van zijn inkomen af aan de Nederlandse staat voor de opbouw van volksverzekeringen. De AOW is een onderdeel van deze verzekeringen en de premie hiervoor is gesteld op 17,9% tot een maximaal bedrag van €9.343 vanaf 1 januari 2017.&lt;/p&gt;’ +</text:span></text:p>
      <text:p text:style-name="P14"><text:span text:style-name="T12">‘&lt;br&gt;&lt;h4&gt;Verandering&lt;/h4&gt;’ +</text:span></text:p>
      <text:p text:style-name="P15"><text:span text:style-name="T12">&lt;p&gt;Om </text:span><text:span text:style-name="T13">het groeiende aantal ouderen te compenseren is sinds 1 januari 2013 de AOW-leeftijd verhoogd naar 67. Deze verandering gaat stapsgewijs en het streven is dat de verandering in 2021 een feit is voor iedereen. Er zijn zelfs plannen de leeftijd nog verder te verhogen naar 67.&lt;p&gt;’ +</text:span></text:p>
      <text:p text:style-name="P15"><text:span text:style-name="T13">‘&lt;br&gt;&lt;h4&gt;Data&lt;/h4&gt;’ +</text:span></text:p>
      <text:p text:style-name="P15"><text:span text:style-name="T13">‘&lt;p&gt;Voor deze visualisaties zijn drie datasets gebruikt. Alle datasets zijn afkomstig van het CBS, de bronnen vindt u onder het volgende kopje.&lt;/p&gt;’ +</text:span></text:p>
      <text:p text:style-name="P15"><text:span text:style-name="T13">‘&lt;p&gt;De eerste dataset is een leeftijdsprognose van de Nederlandse bevolking van het jaar 2017 tot en met 2060</text:span><text:span text:style-name="T11">. </text:span><text:span text:style-name="T13">Hierin wordt onderscheid gemaakt tussen mannen, vrouwen en de totale bevolking en de data is ingedeeld per leeftijd.&lt;p&gt;’ +</text:span></text:p>
      <text:p text:style-name="P15"><text:span text:style-name="T13">‘&lt;p&gt;De tweede dataset die is gebruikt gaat over de arbeidsparticipatie in Nederland naar drie leeftijdsgroepen over de jaren 2003 tot en met 2015. Voor iedere leeftijdsgroep is de gemiddelde participatie berekend en gebruikt als richtlijn voor de participatie in de toekomst.&lt;/p&gt;’ +</text:span></text:p>
      <text:p text:style-name="P15"><text:span text:style-name="T13">‘&lt;p&gt;De laatste dataset </text:span><text:span text:style-name="T14">beschrijft voor iedere leeftijd tot 99 jaar, het percentage werkenden dat in een bepaalde inkomensklasse zit.&lt;/p&gt;’ +</text:span></text:p>
      <text:p text:style-name="P16"><text:span text:style-name="T8">‘&lt;br&gt;&lt;h4&gt;Bronnen&lt;/h4&gt;’ +</text:span></text:p>
      <text:p text:style-name="P16"><text:span text:style-name="T8">‘&lt;a href=\’</text:span><text:a xlink:type="simple" xlink:href="https://www.svb.nl/Images/Ontwikkeling%20AOW.pdf" text:style-name="Internet_20_link" text:visited-style-name="Visited_20_Internet_20_Link"><text:span text:style-name="T8">https://www.svb.nl/Images/Ontwikkeling%20AOW.pdf</text:span></text:a><text:span text:style-name="T8">\’&gt;Ontwikkeling AOW, Sociale Verzekeringsbank, augustus 2015&lt;/a&gt;&lt;br&gt;’ +</text:span></text:p>
      <text:p text:style-name="P16"><text:span text:style-name="T8">‘&lt;a href=\’</text:span><text:a xlink:type="simple" xlink:href="http://www.belastingdienst.nl/wps/wcm/connect/bldcontentnl/belastingdienst/prive/werk_en_inkomen/sociale_verzekeringen/premies_volks_en_werknemersverzekeringen/volksverzekeringen/hoeveel_moet_u_betalen" text:style-name="Internet_20_link" text:visited-style-name="Visited_20_Internet_20_Link"><text:span text:style-name="T8">http://www.belastingdienst.nl/wps/wcm/connect/bldcontentnl/belastingdienst/prive/werk_en_inkomen/sociale_verzekeringen/premies_volks_en_werknemersverzekeringen/volksverzekeringen/hoeveel_moet_u_betalen</text:span></text:a><text:span text:style-name="T8">\’&gt;belastingdienst&lt;/a&gt;&lt;br&gt;’ +</text:span></text:p>
      <text:p text:style-name="P16"><text:span text:style-name="T8">‘&lt;a href=\’</text:span><text:a xlink:type="simple" xlink:href="http://statline.cbs.nl/Statweb/publication/?VW=D&amp;DM=SLNL&amp;PA=80590ned&amp;D1=9&amp;D2=1-3&amp;D3=0&amp;D4=12,25,38,51,64,77,90,103,116,129,142,155,168&amp;HD=170111-2135&amp;HDR=T,G1&amp;STB=G2,G3" text:style-name="Internet_20_link" text:visited-style-name="Visited_20_Internet_20_Link"><text:span text:style-name="T8">http://statline.cbs.nl/Statweb/publication/?VW=D&amp;DM=SLNL&amp;PA=80590ned&amp;D1=9&amp;D2=1-3&amp;D3=0&amp;D4=12,25,38,51,64,77,90,103,116,129,142,155,168&amp;HD=170111-2135&amp;HDR=T,G1&amp;STB=G2,G3</text:span></text:a><text:span text:style-name="T8">\’&gt;arbeidsparticipatie, CBS, 11-01-2017&lt;/a&gt;&lt;br&gt;’ +</text:span></text:p>
      <text:p text:style-name="P16"><text:span text:style-name="T8">‘&lt;a href=\’</text:span><text:a xlink:type="simple" xlink:href="http://statline.cbs.nl/Statweb/publication/?VW=D&amp;DM=SLNL&amp;PA=83597NED&amp;D1=0&amp;D2=a&amp;D3=0-100&amp;D4=a&amp;HD=170111-2115&amp;HDR=T,G3&amp;STB=G1,G2" text:style-name="Internet_20_link" text:visited-style-name="Visited_20_Internet_20_Link"><text:span text:style-name="T8">http://statline.cbs.nl/Statweb/publication/?VW=D&amp;DM=SLNL&amp;PA=83597NED&amp;D1=0&amp;D2=a&amp;D3=0-100&amp;D4=a&amp;HD=170111-2115&amp;HDR=T,G3&amp;STB=G1,G2</text:span></text:a><text:span text:style-name="T8">\’&gt;leeftijdprognose, CBS, 11-01-2017&lt;/a&gt;&lt;br&gt;’ +</text:span></text:p>
      <text:p text:style-name="P16"><text:span text:style-name="T8">‘&lt;a href=\’</text:span><text:a xlink:type="simple" xlink:href="http://statline.cbs.nl/Statweb/publication/?VW=T&amp;DM=SLNL&amp;PA=71510ned&amp;D1=0&amp;D2=0&amp;D3=0,8-31&amp;D4=0&amp;D5=0&amp;D6=0,17-34&amp;D7=l&amp;HD=170122-1928&amp;HDR=T,G6,G1,G5,G3,G4&amp;STB=G2" text:style-name="Internet_20_link" text:visited-style-name="Visited_20_Internet_20_Link"><text:span text:style-name="T8">http://statline.cbs.nl/Statweb/publication/?VW=T&amp;DM=SLNL&amp;PA=71510ned&amp;D1=0&amp;D2=0&amp;D3=0,8-31&amp;D4=0&amp;D5=0&amp;D6=0,17-34&amp;D7=l&amp;HD=170122-1928&amp;HDR=T,G6,G1,G5,G3,G4&amp;STB=G2</text:span></text:a><text:span text:style-name="T8">\’&gt;inkomensklassen, CBS, 14-01-2017&lt;/a&gt;’</text:span></text:p>
      <text:p text:style-name="P16"><text:span text:style-name="T8"/></text:p>
      <text:p text:style-name="P17"><text:span text:style-name="T8">BALANS</text:span></text:p>
      <text:p text:style-name="P17"><text:span text:style-name="T8">‘&lt;h4&gt;Visualisatie&lt;/h4&gt;’ +</text:span></text:p>
      <text:p text:style-name="P17"><text:soft-page-break/><text:span text:style-name="T8">‘&lt;p&gt;Deze visualisatie toont u de inkomsten en de uitgaven van het Nederlandse AOW-stelsel per jaar. Zoals te zien is, </text:span><text:span text:style-name="T15">zal volgens deze berekeningen het tekort in 2040 blijven steken op 17 miljard euro. Wanneer één van de variabelen in de menubalk worden aangepast, worden de getoonde inkomsten en uitgaven ook direct verandert.&lt;/p&gt;’ +</text:span></text:p>
      <text:p text:style-name="P17"><text:span text:style-name="T15">‘&lt;h4&gt;Berekening&lt;/h4&gt;’ + </text:span></text:p>
      <text:p text:style-name="P17"><text:span text:style-name="T15">‘&lt;p&gt;Voor de berekening van de inkomsten wordt eerst voor iedere leeftijd het aantal werkende personen berekent. Vervolgens wordt dit aantal verdeeld over de inkomens naar percentage voortgekomen uit de berekeningen van de dataset over de inkomensklasse. Voor iedere inkomensklasse wordt de premie berekent en getest over deze niet de maximale premie overschrijdt. Alle premies van iedere inkomensklasse in elke leeftijd worden bij elkaar opgeteld en vormen samen de inkomsten uit AOW-premies voor de Nederlandse staat.&lt;/p&gt;’ +</text:span></text:p>
      <text:p text:style-name="P18"><text:span text:style-name="T15">‘&lt;p&gt;</text:span><text:span text:style-name="T18">Voor de uitgaven is het aantal AOW-gerechtigden bij elkaar opgeteld en dit aantal vermenigvuldigt met het voltallige AOW-bedrag dat zij per jaar uitgekeerd krijgen.&lt;/p&gt;’ +</text:span></text:p>
      <text:p text:style-name="P19"><text:span text:style-name="T16">‘</text:span><text:span text:style-name="T17">&lt;br&gt;</text:span><text:span text:style-name="T16">&lt;h4</text:span><text:span text:style-name="T17">&gt;Foutmarges&lt;/h4&gt;’ +</text:span></text:p>
      <text:p text:style-name="P19"><text:span text:style-name="T17">‘&lt;p&gt;</text:span><text:span text:style-name="T15">Wat betreft de uitgaven is voor deze visualisaties gekozen om het AOW-bedrag gelijk te trekken voor alleenstaanden en samenwonenden. Hier is voor gekozen omdat er weinig tot geen data is over de verhoudingen van alleenstaanden versus samenwonenden en een schatting uit het verleden zeer onbetrouwbaar is</text:span><text:span text:style-name="T17">&lt;/p&gt;’ </text:span><text:span text:style-name="T19">+</text:span></text:p>
      <text:p text:style-name="P20"><text:span text:style-name="T8">‘&lt;br&gt;&lt;h4&gt;Gebruik&lt;/h4&gt;’ +</text:span></text:p>
      <text:p text:style-name="P22"><text:span text:style-name="T19">‘&lt;p&gt;Wanneer u met uw muis over de grafiek beweegt, verschijnen rechtsboven de waarden voor het inkomen, de uitgaven en het verschil tussen beiden. Boven de grafiek verschijnt het getoonde jaartal.&lt;/p&gt;’ +<text:line-break/>‘&lt;p&gt;</text:span>Met een klik in de grafiek wordt het getoonde jaar voor de grafieken <text:span text:style-name="T23">&lt;i&gt;</text:span><text:span text:style-name="T1">bevolkings piramide</text:span><text:span text:style-name="T5">&lt;/i&gt;</text:span> en <text:span text:style-name="T23">&lt;i&gt;</text:span><text:span text:style-name="T1">contributie</text:span><text:span text:style-name="T5">&lt;/i&gt;</text:span> gewijzigde naar het geselecteerde jaartal.<text:span text:style-name="T23">&lt;/p&gt;’</text:span></text:p>
      <text:p text:style-name="P20"><text:span text:style-name="T8"/></text:p>
      <text:p text:style-name="P19"><text:span text:style-name="T17"/></text:p>
      <text:p text:style-name="P19"><text:span text:style-name="T17"/></text:p>
      <text:p text:style-name="P20"><text:span text:style-name="T17">P</text:span><text:span text:style-name="T8">IRAMIDE</text:span></text:p>
      <text:p text:style-name="P20"><text:span text:style-name="T8">‘&lt;h4&gt;Visualisatie&lt;/h4&gt;’ +</text:span></text:p>
      <text:p text:style-name="P20"><text:span text:style-name="T8">‘&lt;p&gt;Deze visualisatie toont u </text:span><text:span text:style-name="T20">de opbouw van de Nederlandse bevolking naar leeftijd in het jaar dat wordt getoond in de menubalk. Op de y-as ziet u de leeftijden, deze lopen tot en met 99. Onder de leeftijd 99 vallen tevens alle leeftijden van 100 jaar en hoger.&lt;/p&gt;’ +</text:span></text:p>
      <text:p text:style-name="P21"><text:span text:style-name="T8">‘&lt;h4&gt;Gebruik&lt;/h4&gt;’ +</text:span></text:p>
      <text:p text:style-name="P7"><text:span text:style-name="T22">‘&lt;p&gt;</text:span>Wanneer u met uw muis over de grafiek beweegt, verschijnt naast de x-as, ter hoogte van de muis, de leeftijd die zich daar bevindt. Rechtsboven verschijnt tegelijk het aantal personen in die leeftijd. <text:span text:style-name="T22">&lt;/p&gt;’ +</text:span></text:p>
      <text:p text:style-name="P7">‘<text:span text:style-name="T22">&lt;p&gt;</text:span>Het jaartal waarvoor de bevolkings piramide wordt weergegeven is te zien in de menubalk.<text:span text:style-name="T22">&lt;/p&gt;’</text:span></text:p>
      <text:p text:style-name="P7"/>
      <text:p text:style-name="P9">CONTRIBUTIE</text:p>
      <text:p text:style-name="P9">‘&lt;h4&gt;Visualisatie&lt;/h4&gt;’ +</text:p>
      <text:p text:style-name="P9">‘&lt;p&gt;Deze visualisatie toont u welke variabelen hebben bijgedragen aan de verandering in de &lt;i&gt;balans&lt;/i&gt;. Wanneer u een variabele niet heeft gewijzigd ten opzichte van het basisjaar, zal die variabele in deze grafiek ook een nul-waarde tonen.&lt;/p&gt;’ +</text:p>
      <text:p text:style-name="P9">‘&lt;p&gt;Voor de variabele &lt;i&gt;leeftijd&lt;/i&gt; wordt in deze grafiek zowel het verschil in inkomsten als in uitgaven getoond. Voor de variabelen &lt;i&gt;AOW&lt;/i&gt; en &lt;i&gt;premie&lt;/i&gt; wordt respectievelijk enkel het verschil in inkomsten en uitgaven getoond. Dit omdat deze variabelen verder geen invloed hebben op de uitgaven dan wel de inkomsten.&lt;/p&gt;’</text:p>
      <text:p text:style-name="P9">‘&lt;br&gt;&lt;h4&gt;Berekening&lt;/h4&gt;’ +</text:p>
      <text:p text:style-name="P10">‘&lt;p&gt;Voor alle drie de variabelen worden de inkomsten dan wel uitgaven <text:span text:style-name="T24">met de nieuw ingevoerde waarden, vermindert met de inkomsten dan wel uitgaven als alle variabelen, behalve de betreffende, </text:span><text:soft-page-break/><text:span text:style-name="T24">de nieuwe waarden aannemen. Het jaar waar deze berekening voor wordt gemaakt is te zien in de menubalk.&lt;/p&gt;’ +</text:span></text:p>
      <text:p text:style-name="P10"><text:span text:style-name="T24">‘&lt;br&gt;&lt;h4&gt;Gebruik&lt;/h4&gt;’ +</text:span></text:p>
      <text:p text:style-name="P8">‘<text:span text:style-name="T22">&lt;p&gt;</text:span>Wanneer u op één van de drie vlakken in de grafiek klikt, verschijnt boven de balk(en) de waarde van de verandering. De bijbehorende eenheid wordt weergegeven op de y-as. Wanneer u opnieuw op hetzelfde vlak klikt, verdwijnen deze waarden.<text:span text:style-name="T22">&lt;/p&gt;’ + </text:span></text:p>
      <text:p text:style-name="P8">‘<text:span text:style-name="T22">&lt;p&gt;</text:span>Het jaartal waarvoor de contributie wordt weergegeven is te zien in de menubalk.<text:span text:style-name="T22">&lt;/p&gt;’ </text:span></text:p>
      <text:p text:style-name="P10"><text:span text:style-name="T2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3:23:54.306575301</meta:creation-date>
    <dc:date>2017-02-01T23:05:30.223954693</dc:date>
    <meta:editing-duration>PT1H29S</meta:editing-duration>
    <meta:editing-cycles>9</meta:editing-cycles>
    <meta:generator>LibreOffice/5.1.4.2$Linux_x86 LibreOffice_project/10m0$Build-2</meta:generator>
    <meta:document-statistic meta:table-count="0" meta:image-count="0" meta:object-count="0" meta:page-count="4" meta:paragraph-count="65" meta:word-count="1356" meta:character-count="9836" meta:non-whitespace-character-count="8535"/>
  </office:meta>
</office:document-meta>
</file>